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368000001079B9E617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ff3333"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style:font-size-asian="11pt" style:font-size-complex="11pt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ffffff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0.242cm" svg:height="5.03cm" svg:x="0.101cm" svg:y="0.178cm">
            <draw:image xlink:href="Pictures/1000000000000368000001079B9E617B.jpg" xlink:type="simple" xlink:show="embed" xlink:actuate="onLoad">
              <text:p/>
            </draw:image>
          </draw:frame>
          <draw:ellipse draw:style-name="gr2" draw:text-style-name="P1" xml:id="id3" draw:id="id3" draw:layer="layout" svg:width="1.618cm" svg:height="0.559cm" svg:x="4.02cm" svg:y="2.211cm">
            <text:p/>
          </draw:ellipse>
          <draw:custom-shape draw:style-name="gr3" draw:text-style-name="P1" xml:id="id1" draw:id="id1" draw:layer="layout" svg:width="2.491cm" svg:height="0.391cm" svg:x="3.96cm" svg:y="3.88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" draw:id="id2" draw:layer="layout" svg:width="5.461cm" svg:height="1.803cm" svg:x="11.48cm" svg:y="2.491cm">
            <text:p text:style-name="P2"><text:span text:style-name="T1">Write down the</text:span><text:span text:style-name="T1"><text:line-break/></text:span><text:span text:style-name="T1"> “</text:span><text:span text:style-name="T2">instance_id</text:span><text:span text:style-name="T1">” and “</text:span><text:span text:style-name="T2">role_ip</text:span><text:span text:style-name="T1">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type="curve" svg:x1="6.451cm" svg:y1="4.082cm" svg:x2="11.48cm" svg:y2="3.392cm" draw:start-shape="id1" draw:start-glue-point="1" draw:end-shape="id2" draw:end-glue-point="3" svg:d="M6451 4082c3771 0 1257-690 5029-690">
            <text:p/>
          </draw:connector>
          <draw:connector draw:style-name="gr5" draw:text-style-name="P1" draw:layer="layout" draw:type="curve" draw:line-skew="0.471cm" svg:x1="5.638cm" svg:y1="2.49cm" svg:x2="11.48cm" svg:y2="3.392cm" draw:start-shape="id3" draw:start-glue-point="1" draw:end-shape="id2" draw:end-glue-point="3" svg:d="M5638 2490c5088 0 2167 902 5842 90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2T11:23:24</dc:date>
    <dc:creator>Francois Abel</dc:creator>
    <meta:generator>OpenOffice/4.1.6$Unix OpenOffice.org_project/416m1$Build-9790</meta:generator>
    <meta:editing-duration>PT49M38S</meta:editing-duration>
    <meta:editing-cycles>13</meta:editing-cycles>
    <meta:document-statistic meta:object-count="7"/>
  </office:meta>
</office:document-meta>
</file>